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LAVICENCIO GONZALES, NARLY YAQUELIN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LAVICENCIO GONZALEZ, NARLY YAQUELIN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42970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4</text:p>
          </table:table-cell>
          <table:table-cell table:style-name="Tableau1.D2" office:value-type="string">
            <text:p text:style-name="P12">98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8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47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